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0. Pesquisar</text:h>
      <text:p text:style-name="Text_20_body"/>
      <text:h text:style-name="Heading_20_2" text:outline-level="2">Descrição:</text:h>
      <text:p text:style-name="Text_20_body"><text:tab/>O caso de uso Pesquisar descreve como o viajante realiza uma pesquisa do conteúdo no sistema incluindo roteiros públicos, pontos turísticos e estabelecimentos.</text:p>
      <text:h text:style-name="Heading_20_2" text:outline-level="2">Atores:</text:h>
      <text:p text:style-name="Text_20_body"><text:tab/>Viajante.</text:p>
      <text:h text:style-name="Heading_20_2" text:outline-level="2">Fluxo Principal [Pesquisar]:</text:h>
      <text:p text:style-name="Text_20_body"><text:tab/>1 - O viajante escreve o que deseja pesquisar e manda localizar.</text:p>
      <text:p text:style-name="Text_20_body"><text:tab/>2 - O sistema exibe o resultado da pesquisa [A.1 – Pesquisa Avançada]</text:p>
      <text:h text:style-name="Heading_20_2" text:outline-level="2">Fluxo Alternativo [Pesquisa Avançada]:</text:h>
      <text:p text:style-name="Text_20_body"><text:tab/>A.1 [Pesquisa Avançada]</text:p>
      <text:p text:style-name="Text_20_body"><text:tab/><text:tab/>1 - O viajante preenche os filtros de pesquisa e clica em pesquisar.</text:p>
      <text:p text:style-name="Text_20_body"><text:tab/><text:tab/>2 - O sistema exibe o resultad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dc:date>2009-09-16T09:01:38</dc:date>
    <meta:editing-duration>PT00H41M16S</meta:editing-duration>
    <meta:editing-cycles>8</meta:editing-cycles>
    <meta:generator>OpenOffice.org/3.0$Unix OpenOffice.org_project/300m15$Build-9379</meta:generator>
    <meta:document-statistic meta:table-count="0" meta:image-count="0" meta:object-count="0" meta:page-count="1" meta:paragraph-count="12" meta:word-count="85" meta:character-count="544"/>
  </office:meta>
</office:document-meta>
</file>